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0pt" style:text-underline-style="none" style:font-size-asian="10pt" style:font-size-complex="10pt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none" style:font-size-asian="10pt" style:font-size-complex="10pt"/>
    </style:style>
    <style:style style:name="T3" style:family="text">
      <style:text-properties style:text-line-through-style="soli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style:text-underline-style="none" style:font-size-asian="8pt" style:font-size-complex="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variant="normal" fo:text-transform="none" fo:color="#1f1f1f" fo:letter-spacing="normal"/>
    </style:style>
    <style:style style:name="T11" style:family="text">
      <style:text-properties fo:font-variant="normal" fo:text-transform="none" fo:color="#1f1f1f" fo:font-size="8pt" fo:letter-spacing="normal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cm" fo:text-indent="-0.681cm" fo:margin-left="1.2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616278774947708" text:style-name="L1">
        <text:list-header>
          <text:p text:style-name="P1">Krew na Wieży Zegarowej – zasady w skrócie:</text:p>
          <text:p text:style-name="P2"/>
        </text:list-header>
        <text:list-item>
          <text:p text:style-name="P1">Gracze dzielą się na Złych (czerwoni) i Dobrych (tzw. „Miasto”, kolor niebieski).<text:tab/><text:line-break/>- Źli to Demon + Sługusi. Dobrzy to Mieszkańcy <text:span text:style-name="T6">(tj. Mieszczanie)</text:span> + Outsiderzy <text:span text:style-name="T6">(trochę utrudniają Dobrym)</text:span>.<text:tab/><text:line-break/>- Źli się znają, Dobrzy nie wiedzą kto jest kim.<text:tab/><text:line-break/>- Każdy gracz dostaje tajną rolę, tj. tylko on <text:span text:style-name="T1">(i Mistrz Gry) </text:span>widzi jaką postać mu przypisano. <text:tab/><text:line-break/>- Każda rola ma unikalną umiejętność, która może wpływać na rozgrywkę (A nawet modyfikować cel    gry). </text:p>
          <text:p text:style-name="P2"/>
        </text:list-item>
        <text:list-item>
          <text:p text:style-name="P1">Celem gry jest:<text:tab/><text:line-break/><text:span text:style-name="T1">- <text:s/>manipulacja, blef, kłamstwa i zwodzenie. </text:span><text:span text:style-name="T6">(A to tylko kilka z jej zalet...! </text:span><text:span text:style-name="T11">☺</text:span><text:span text:style-name="T6"> )</text:span><text:span text:style-name="T1"> <text:s/>I nauka jak je rozpoznać... <text:tab/></text:span><text:line-break/>- dla Dobrych: zabić Demona <text:span text:style-name="T1">(Sługusów też można, ale nie jest to wymagane do zwycięstwa).</text:span><text:tab/><text:line-break/>- dla Złych: zabić jak najwięcej Dobrych (gdy przeżył tylko 1 dobry, Zło wygrywa).</text:p>
          <text:p text:style-name="P2"/>
        </text:list-item>
        <text:list-item>
          <text:p text:style-name="P4">Przebieg gry:<text:tab/><text:line-break/>a) Noc:<text:line-break/>- Miasto śpi: wszyscy zamykają oczy. <text:line-break/>- Mistrz Gry budzi na zmianę graczy z odpowiednimi umiejętnościami (o ile ich role tego wymagają)<text:line-break/>- Demon zabija jedną osobę każdej nocy. <text:span text:style-name="T1">(Takiej śmierci można zapobiec umiejętnościami postaci).</text:span><text:tab/><text:line-break/>b) Dzień:<text:tab/><text:line-break/>- Swobodne rozmowy, wymiany informacji. Można się rozejść, nie trzeba siedzieć w jednym miejscu.<text:line-break/>- Nominacje i egzekucja: Publiczne oskarżenia, że ktoś jest zły i trzeba go powiesić (tzw. Egzekucja,<text:line-break/>  <text:span text:style-name="T8">czyli sąmosąd w wykonaniu Miasta</text:span>). Gdy gracz zbierze niezbędną większość głosów, umrze. <text:line-break/>  W przypadku remisu lub braku nominacji: Nikt nie umiera. </text:p>
          <text:p text:style-name="P2"/>
        </text:list-item>
        <text:list-item>
          <text:p text:style-name="P1">Więcej o egzekucji:<text:tab/><text:line-break/>- Wymagana większość głosów, żeby głosowanie było skuteczne: „większa połowa”<text:span text:style-name="T10">☺</text:span>żywych graczy.    <text:span text:style-name="T1">(czyli ilość żywych gracza, podzielona na dwa, zaaokrąglona w górę)<text:tab/></text:span><text:line-break/>- W ciągu każdego dnia, każdy gracz może nominować tylko raz. (Czyli licznik zeruje się w nocy.) <text:line-break/> <text:s/> To samo dotyczy bycia nominowanym (oskarżonym).<text:tab/><text:line-break/>- Martwy gracz (z dowolnego powodu) zostaje w grze: Nadal może zagłosować (Ale tylko raz!),    nie może nominować, ale może rozmawiać, dyskutować itd. <text:tab/><text:line-break/>- Jeśli gracz był zły, to NIE przyznaje się do tego w momencie śmierci!</text:p>
          <text:p text:style-name="P2"/>
        </text:list-item>
        <text:list-item>
          <text:p text:style-name="P1">Prawidłowe czytanie opisu/umiejętności postaci:<text:tab/><text:line-break/>- <text:span text:style-name="T3">Demon </text:span>Diabeł tkwi w szczegółach: Opisy trzeba czytać dosyć uważnie i dosłownie. Jeśli w opisie    postaci <text:span text:style-name="T4">nie jest napisane</text:span><text:span text:style-name="T5"> „wskaż</text:span><text:span text:style-name="T2">/wybierz</text:span><text:span text:style-name="T5"> gracza… ” to znaczy, że dana postać NIE wskazuje gracza.<text:line-break/>   Dużo decyzji podejmuje Mistrz Gry. Czyli jeśli w opisie jest tylko np. „Dowiadujesz się, że 1 z 2    graczy, to XYZ”, to znaczy, że to Mistrz Gry decyduje o których dwóch graczach się czegoś dowiesz.<text:line-break/>- „Na początku gry...” </text:span><text:span text:style-name="T7">/ „Zaczynasz grę wiedząc” </text:span><text:span text:style-name="T5">: Umiejętność działa tylko raz, pierwszej nocy. <text:tab/><text:line-break/>- Nad aktywacją umiejętności – zwłaszcza tych automatycznych, nie wymagających nawet uwagi gracza <text:s/>   czuwa Mistrz Gry. Zwłaszcza w przypadku np. Dziewicy czy Burmistrza.<text:tab/><text:tab/><text:line-break/>- Jeśli czegoś nie wiesz</text:span><text:span text:style-name="T2">/nie rozumiesz/zapomniałeś</text:span><text:span text:style-name="T5">, pytaj: Możesz poprosić Mistrza Gry o prywatną rozmowę. <text:line-break/>   Możesz też pytać publicznie: Pytanie o daną postać jeszcze nie oznacza, że grasz daną postacią </text:span><text:span text:style-name="T2">(ale może     być elementem blefu, że tak niby jest.... :) )</text:span></text:p>
          <text:p text:style-name="P3"/>
        </text:list-item>
        <text:list-item>
          <text:p text:style-name="P1">Otrucie – czyli chaos i dezinformacja – (i pijaństwo):<text:tab/><text:line-break/>- W grze funkcjonuje zdolność specjalna: Otrucie. (Ma ją m.in. Truciciel, jeden ze Złych).<text:tab/><text:line-break/>- Zdolność otrutego gracza działa nieprawidłowo – gracz dostaje fałszywe informacje. Dotyczy to nawet   zdolności jednorazowych (czyli: wszystkich. Pasywnych i aktywnych. Wszystkich.).<text:tab/><text:line-break/>- Otruty gracz nie jest informowany wprost, że właśnie został otruty. (Może to sam wydedukować).<text:tab/><text:line-break/>- Efekt jest tymczasowy (od otrucia w nocy, do zmierzchu, tj. do końca „dnia” (np. do egzukucji)).<text:tab/><text:span text:style-name="T9"><text:line-break/><text:line-break/></text:span>- Pijaństwo: Efekt identyczny do otrucia, ale nie pochodzący od Złych.<text:tab/><text:line-break/>- Pijak: Dobry gracz, który jest permanentnie pijany (otruty), tj. przez całą grę. Identyfikuje się jako    Outsider. </text:p>
          <text:p text:style-name="P1"/>
        </text:list-item>
        <text:list-item>
          <text:p text:style-name="P1">Dodatkowe wytyczne:<text:tab/><text:line-break/>- Zabijajcie z gracją, umierajcie z godnością <text:span text:style-name="T11">☺</text:span> <text:s/>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1cm" fo:margin-bottom="0.97cm" fo:margin-left="0.377cm" fo:margin-right="1.23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b </meta:initial-creator>
    <meta:creation-date>2024-10-01T00:14:33.54</meta:creation-date>
    <meta:generator>OpenOffice/4.1.9$Win32 OpenOffice.org_project/419m1$Build-9805</meta:generator>
    <dc:date>2024-10-01T14:25:57.73</dc:date>
    <dc:creator>cb </dc:creator>
    <meta:editing-duration>PT10H1M43S</meta:editing-duration>
    <meta:editing-cycles>41</meta:editing-cycles>
    <meta:document-statistic meta:table-count="0" meta:image-count="0" meta:object-count="0" meta:page-count="1" meta:paragraph-count="8" meta:word-count="577" meta:character-count="3760"/>
  </office:meta>
</office:document-meta>
</file>